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Basic/script-lc.xml" manifest:media-type="text/xml"/>
  <manifest:file-entry manifest:full-path="Basic/VBAProject/Module1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odule2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Batang" svg:font-family="Batang" style:font-family-generic="roman"/>
    <style:font-face style:name="F" svg:font-family="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65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602in" fo:break-before="auto" style:use-optimal-row-height="true"/>
    </style:style>
    <style:style style:name="ro5" style:family="table-row">
      <style:table-row-properties style:row-height="0.25in" fo:break-before="auto" style:use-optimal-row-height="tru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3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Help_20_Shee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atang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tang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2d050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background-color="#92d050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7030a0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fo:background-color="#7030a0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ymbo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="Calibri" style:font-style-complex="italic" fo:font-size="11pt" fo:font-weight="normal" style:text-underline-style="none" style:text-underline-color="font-color" fo:font-style="italic" style:text-outline="false" fo:text-shadow="none" style:text-position="0%" style:font-name-complex="" style:font-size-asian="11pt" style:font-size-complex="11pt" style:font-weight-asian="normal" style:font-weight-complex="normal" style:font-style-asian="italic" fo:color="#000000"/>
    </style:style>
    <style:style style:name="T2" style:family="text">
      <style:text-properties style:font-name="Calibri" fo:font-size="11pt" fo:font-weight="normal" style:text-underline-style="none" style:text-underline-color="font-color" style:text-outline="false" fo:text-shadow="none" style:text-position="0%" style:font-name-complex="" style:font-size-asian="11pt" style:font-size-complex="11pt" style:font-weight-asian="normal" style:font-weight-complex="normal" fo:color="#000000" fo:font-style="normal" style:font-style-asian="normal" style:font-style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fo:font-style="normal" style:text-outline="false" fo:text-shadow="none" style:text-position="0%" style:font-name-complex="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bold" style:text-underline-style="none" style:text-underline-color="font-color" fo:font-style="normal" style:text-outline="false" fo:text-shadow="none" style:text-position="-33%" style:font-name-complex="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Symbol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0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 style:font-name="Calibri" style:font-name-complex=""/>
    </style:style>
    <style:style style:name="T7" style:family="text">
      <style:text-properties fo:color="#000000" style:font-name="Calibri" fo:font-size="11pt" fo:font-weight="bold" style:text-underline-style="none" style:text-underline-color="font-color" fo:font-style="normal" style:text-outline="false" fo:text-shadow="none" style:text-position="33%" style:font-name-complex="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size="11pt" fo:font-weight="normal" style:text-underline-style="none" style:text-underline-color="font-color" fo:font-style="normal" style:text-outline="false" fo:text-shadow="none" style:text-position="33%" style:font-name-complex="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style-complex="normal" fo:color="#000000" style:font-style-asian="normal" style:font-weight-complex="bold" style:font-weight-asian="bold" style:font-size-complex="11pt" style:font-size-asian="11pt" style:font-name-complex="" style:text-position="33%" fo:text-shadow="none" style:text-outline="false" fo:font-style="normal" style:text-underline-style="none" style:text-underline-color="font-color" fo:font-weight="bold" fo:font-size="11pt" style:font-name="Calibri"/>
    </style:style>
    <style:style style:name="T10" style:family="text">
      <style:text-properties style:font-style-complex="normal" fo:color="#000000" style:font-style-asian="normal" style:font-weight-complex="bold" style:font-weight-asian="bold" style:font-size-complex="11pt" style:font-size-asian="11pt" style:font-name-complex="" fo:text-shadow="none" style:text-outline="false" fo:font-style="normal" style:text-underline-style="none" style:text-underline-color="font-color" fo:font-weight="bold" fo:font-size="11pt" style:font-name="Calibri" style:text-position="0%"/>
    </style:style>
    <style:style style:name="T11" style:family="text">
      <style:text-properties style:font-style-complex="normal" fo:color="#000000" style:font-style-asian="normal" style:font-weight-complex="bold" style:font-weight-asian="bold" style:font-size-complex="11pt" style:font-size-asian="11pt" style:font-name-complex="" fo:text-shadow="none" style:text-outline="false" fo:font-style="normal" style:text-underline-style="none" style:text-underline-color="font-color" fo:font-weight="bold" fo:font-size="11pt" style:font-name="Calibri" style:text-position="-33%"/>
    </style:style>
    <style:style style:name="T12" style:family="text">
      <style:text-properties fo:color="#000000" style:font-name="Symbol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style:font-name="Calibri" style:font-style-complex="italic" fo:font-size="11pt" fo:font-weight="bold" style:text-underline-style="none" style:text-underline-color="font-color" fo:font-style="italic" style:text-outline="false" fo:text-shadow="none" style:text-position="0%" style:font-name-complex="" style:font-size-asian="11pt" style:font-size-complex="11pt" style:font-weight-asian="bold" style:font-weight-complex="bold" style:font-style-asian="italic" fo:color="#000000"/>
    </style:style>
    <style:style style:name="T14" style:family="text">
      <style:text-properties style:font-name="Calibri" fo:font-size="11pt" fo:font-weight="bold" style:text-underline-style="none" style:text-underline-color="font-color" style:text-outline="false" fo:text-shadow="none" style:text-position="0%" style:font-name-complex="" style:font-size-asian="11pt" style:font-size-complex="11pt" style:font-weight-asian="bold" style:font-weight-complex="bold" fo:color="#000000" fo:font-style="normal" style:font-style-asian="normal" style:font-style-complex="normal"/>
    </style:style>
    <style:style style:name="T15" style:family="text">
      <style:text-properties fo:color="#000000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 style:font-name="Calibri" style:font-name-complex="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 Sheet" table:style-name="ta4">
        <office:forms form:automatic-focus="false" form:apply-design-mode="false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06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1D Stats</text:p>
          </table:table-cell>
          <table:covered-table-cell table:style-name="ce7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N</text:p>
          </table:table-cell>
          <table:table-cell table:style-name="ce1" office:value-type="string" calcext:value-type="string" table:number-columns-spanned="2" table:number-rows-spanned="1">
            <text:p>2D Stats</text:p>
          </table:table-cell>
          <table:covered-table-cell table:style-name="ce7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15" office:value-type="string" calcext:value-type="string" table:number-columns-spanned="3" table:number-rows-spanned="1">
            <text:p><text:span text:style-name="T9">superscript</text:span><text:span text:style-name="T10"> and </text:span><text:span text:style-name="T11">subscript</text:span></text:p>
          </table:table-cell>
          <table:covered-table-cell table:style-name="ce16"/>
          <table:covered-table-cell table:style-name="ce17"/>
          <table:table-cell table:number-columns-repeated="2"/>
          <table:table-cell table:style-name="ce2" office:value-type="string" calcext:value-type="string" table:number-columns-spanned="4" table:number-rows-spanned="1">
            <text:p>Latin to Greek </text:p>
          </table:table-cell>
          <table:covered-table-cell table:number-columns-repeated="2" table:style-name="ce19"/>
          <table:covered-table-cell table:style-name="ce8"/>
          <table:table-cell table:number-columns-repeated="1005"/>
        </table:table-row>
        <table:table-row table:style-name="ro3">
          <table:table-cell table:style-name="ce2" office:value-type="string" calcext:value-type="string" table:number-columns-spanned="2" table:number-rows-spanned="1">
            <text:p>Ctrl+Shift+D <text:s/></text:p>
          </table:table-cell>
          <table:covered-table-cell table:style-name="ce8"/>
          <table:table-cell table:style-name="ce11" office:value-type="string" calcext:value-type="string">
            <text:p>(units)</text:p>
          </table:table-cell>
          <table:table-cell table:formula="of:=COUNT([.C$1:.C$1048576])" office:value-type="float" office:value="8" calcext:value-type="float">
            <text:p>8</text:p>
          </table:table-cell>
          <table:table-cell table:style-name="ce2" office:value-type="string" calcext:value-type="string" table:number-columns-spanned="2" table:number-rows-spanned="1">
            <text:p>Ctrl+Shift+V</text:p>
          </table:table-cell>
          <table:covered-table-cell table:style-name="ce8"/>
          <table:table-cell table:style-name="ce11" office:value-type="string" calcext:value-type="string">
            <text:p>(units)</text:p>
          </table:table-cell>
          <table:table-cell table:style-name="ce11" office:value-type="string" calcext:value-type="string">
            <text:p>(stinu)</text:p>
          </table:table-cell>
          <table:table-cell table:formula="of:=IF(COUNT([.G$1:.G$1048576])=COUNT([.H$1:.H$1048576]);COUNT([.G$1:.G$1048576]); &quot;Your numbers do not match!&quot;)" office:value-type="float" office:value="14" calcext:value-type="float">
            <text:p>14</text:p>
          </table:table-cell>
          <table:table-cell/>
          <table:table-cell office:value-type="string" calcext:value-type="string">
            <text:p>Highlight, right click, Format Cells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Convert with <text:span text:style-name="T13">Symbol</text:span><text:span text:style-name="T14"> Font</text:span></text:p>
          </table:table-cell>
          <table:covered-table-cell table:number-columns-repeated="2" table:style-name="ce20"/>
          <table:covered-table-cell table:style-name="ce7"/>
          <table:table-cell table:number-columns-repeated="1005"/>
        </table:table-row>
        <table:table-row table:style-name="ro3">
          <table:table-cell/>
          <table:table-cell table:style-name="ce9" office:value-type="string" calcext:value-type="string">
            <text:p>Example</text:p>
          </table:table-cell>
          <table:table-cell office:value-type="float" office:value="75.841372655993" calcext:value-type="float">
            <text:p>75.841372656</text:p>
          </table:table-cell>
          <table:table-cell table:style-name="ce14" office:value-type="string" calcext:value-type="string">
            <text:p>`<text:span text:style-name="T3">x</text:span></text:p>
          </table:table-cell>
          <table:table-cell/>
          <table:table-cell table:style-name="ce9" office:value-type="string" calcext:value-type="string">
            <text:p>Example</text:p>
          </table:table-cell>
          <table:table-cell office:value-type="float" office:value="-7" calcext:value-type="float">
            <text:p>-7</text:p>
          </table:table-cell>
          <table:table-cell office:value-type="float" office:value="4.03709502622799" calcext:value-type="float">
            <text:p>4.0370950262</text:p>
          </table:table-cell>
          <table:table-cell table:style-name="ce11" office:value-type="string" calcext:value-type="string">
            <text:p>slope</text:p>
          </table:table-cell>
          <table:table-cell/>
          <table:table-cell table:style-name="ce15" office:value-type="string" calcext:value-type="string" table:number-columns-spanned="3" table:number-rows-spanned="1">
            <text:p>Absolute Value</text:p>
          </table:table-cell>
          <table:covered-table-cell table:style-name="ce16"/>
          <table:covered-table-cell table:style-name="ce17"/>
          <table:table-cell table:number-columns-repeated="2"/>
          <table:table-cell table:style-name="ce18" office:value-type="string" calcext:value-type="string">
            <text:p>a</text:p>
          </table:table-cell>
          <table:table-cell table:style-name="ce21" office:value-type="string" calcext:value-type="string">
            <text:p>a</text:p>
          </table:table-cell>
          <table:table-cell table:style-name="ce18" office:value-type="string" calcext:value-type="string">
            <text:p>A</text:p>
          </table:table-cell>
          <table:table-cell table:style-name="ce21" office:value-type="string" calcext:value-type="string">
            <text:p>A</text:p>
          </table:table-cell>
          <table:table-cell table:style-name="ce15" office:value-type="string" calcext:value-type="string" table:number-columns-spanned="3" table:number-rows-spanned="1">
            <text:p>Bar over letter, <text:span text:style-name="T12">`</text:span><text:span text:style-name="T15">L</text:span></text:p>
          </table:table-cell>
          <table:covered-table-cell table:style-name="ce16"/>
          <table:covered-table-cell table:style-name="ce17"/>
          <table:table-cell table:number-columns-repeated="1002"/>
        </table:table-row>
        <table:table-row table:style-name="ro1">
          <table:table-cell table:style-name="ce3" office:value-type="string" calcext:value-type="string">
            <text:p>(The codes are</text:p>
          </table:table-cell>
          <table:table-cell table:style-name="ce3"/>
          <table:table-cell office:value-type="float" office:value="75.9094046923238" calcext:value-type="float">
            <text:p>75.9094046923</text:p>
          </table:table-cell>
          <table:table-cell table:style-name="ce11" office:value-type="string" calcext:value-type="string">
            <text:p>(units)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4.877420588412" calcext:value-type="float">
            <text:p>4.8774205884</text:p>
          </table:table-cell>
          <table:table-cell table:style-name="ce11" office:value-type="string" calcext:value-type="string">
            <text:p>(units)</text:p>
          </table:table-cell>
          <table:table-cell/>
          <table:table-cell office:value-type="string" calcext:value-type="string">
            <text:p><text:s/>"=abs()" with number in parentheses</text:p>
          </table:table-cell>
          <table:table-cell table:number-columns-repeated="4"/>
          <table:table-cell table:style-name="ce18" office:value-type="string" calcext:value-type="string">
            <text:p>b</text:p>
          </table:table-cell>
          <table:table-cell table:style-name="ce21" office:value-type="string" calcext:value-type="string">
            <text:p>b</text:p>
          </table:table-cell>
          <table:table-cell table:style-name="ce18" office:value-type="string" calcext:value-type="string">
            <text:p>B</text:p>
          </table:table-cell>
          <table:table-cell table:style-name="ce21" office:value-type="string" calcext:value-type="string">
            <text:p>B</text:p>
          </table:table-cell>
          <table:table-cell office:value-type="string" calcext:value-type="string">
            <text:p>Type "`" before the letter 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<text:s/>in the cells if</text:p>
          </table:table-cell>
          <table:table-cell table:style-name="ce3"/>
          <table:table-cell office:value-type="float" office:value="76.9728470047722" calcext:value-type="float">
            <text:p>76.9728470048</text:p>
          </table:table-cell>
          <table:table-cell table:formula="of:=AVERAGE([.C$1:.C$1048576])" office:value-type="float" office:value="76.2552479943433" calcext:value-type="float">
            <text:p>76.255247994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5.70184266036242" calcext:value-type="float">
            <text:p>5.7018426604</text:p>
          </table:table-cell>
          <table:table-cell table:formula="of:=SLOPE([.H$1:.H$1048576];[.G$1:.G$1048576])" office:value-type="float" office:value="1.02991997359298" calcext:value-type="float">
            <text:p>1.0299199736</text:p>
          </table:table-cell>
          <table:table-cell/>
          <table:table-cell office:value-type="string" calcext:value-type="string">
            <text:p>Example:</text:p>
          </table:table-cell>
          <table:table-cell table:formula="of:=ABS(-76)" office:value-type="float" office:value="76" calcext:value-type="float">
            <text:p>76</text:p>
          </table:table-cell>
          <table:table-cell table:number-columns-repeated="3"/>
          <table:table-cell table:style-name="ce18" office:value-type="string" calcext:value-type="string">
            <text:p>c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C</text:p>
          </table:table-cell>
          <table:table-cell table:style-name="ce21" office:value-type="string" calcext:value-type="string">
            <text:p>C</text:p>
          </table:table-cell>
          <table:table-cell office:value-type="string" calcext:value-type="string">
            <text:p>(the key above "Tab" and below "Esc")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you prefer to not</text:p>
          </table:table-cell>
          <table:table-cell table:style-name="ce4"/>
          <table:table-cell office:value-type="float" office:value="76.7655679727837" calcext:value-type="float">
            <text:p>76.7655679728</text:p>
          </table:table-cell>
          <table:table-cell table:style-name="ce11" office:value-type="string" calcext:value-type="string">
            <text:p>S<text:span text:style-name="T4">x</text:span>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00474655078835" calcext:value-type="float">
            <text:p>7.0047465508</text:p>
          </table:table-cell>
          <table:table-cell table:style-name="ce11" office:value-type="string" calcext:value-type="string">
            <text:p>intercept</text:p>
          </table:table-cell>
          <table:table-cell/>
          <table:table-cell table:style-name="ce15" office:value-type="string" calcext:value-type="string" table:number-columns-spanned="3" table:number-rows-spanned="1">
            <text:p>Entering <text:span text:style-name="T12">p</text:span></text:p>
          </table:table-cell>
          <table:covered-table-cell table:style-name="ce16"/>
          <table:covered-table-cell table:style-name="ce17"/>
          <table:table-cell table:number-columns-repeated="2"/>
          <table:table-cell table:style-name="ce18" office:value-type="string" calcext:value-type="string"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style-name="ce21" office:value-type="string" calcext:value-type="string">
            <text:p>D</text:p>
          </table:table-cell>
          <table:table-cell office:value-type="string" calcext:value-type="string">
            <text:p>Switch "`" to <text:span text:style-name="T1">Symbol</text:span><text:span text:style-name="T2"> font</text:span>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use the macros)</text:p>
          </table:table-cell>
          <table:table-cell/>
          <table:table-cell office:value-type="float" office:value="74.9004578419583" calcext:value-type="float">
            <text:p>74.900457842</text:p>
          </table:table-cell>
          <table:table-cell table:style-name="ce11" office:value-type="string" calcext:value-type="string">
            <text:p>(units)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7.55617500407509" calcext:value-type="float">
            <text:p>7.5561750041</text:p>
          </table:table-cell>
          <table:table-cell table:style-name="ce11" office:value-type="string" calcext:value-type="string">
            <text:p>(units)</text:p>
          </table:table-cell>
          <table:table-cell/>
          <table:table-cell office:value-type="string" calcext:value-type="string">
            <text:p>Type "pi()" with nothing in the parentheses</text:p>
          </table:table-cell>
          <table:table-cell table:number-columns-repeated="4"/>
          <table:table-cell table:style-name="ce18" office:value-type="string" calcext:value-type="string">
            <text:p>e</text:p>
          </table:table-cell>
          <table:table-cell table:style-name="ce21" office:value-type="string" calcext:value-type="string">
            <text:p>e</text:p>
          </table:table-cell>
          <table:table-cell table:style-name="ce18" office:value-type="string" calcext:value-type="string">
            <text:p>E</text:p>
          </table:table-cell>
          <table:table-cell table:style-name="ce21" office:value-type="string" calcext:value-type="string">
            <text:p>E</text:p>
          </table:table-cell>
          <table:table-cell table:number-columns-repeated="1005"/>
        </table:table-row>
        <table:table-row table:style-name="ro3">
          <table:table-cell table:number-columns-repeated="2"/>
          <table:table-cell office:value-type="float" office:value="76.9680564732556" calcext:value-type="float">
            <text:p>76.9680564733</text:p>
          </table:table-cell>
          <table:table-cell table:formula="of:=COM.MICROSOFT.STDEV.S([.C$1:.C$1048576])" office:value-type="float" office:value="0.899151408058526" calcext:value-type="float">
            <text:p>0.899151408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9.41130277260992" calcext:value-type="float">
            <text:p>9.4113027726</text:p>
          </table:table-cell>
          <table:table-cell table:formula="of:=INTERCEPT([.H$1:.H$1048576];[.G$1:.G$1048576])" office:value-type="float" office:value="11.1156532443123" calcext:value-type="float">
            <text:p>11.1156532443</text:p>
          </table:table-cell>
          <table:table-cell/>
          <table:table-cell office:value-type="string" calcext:value-type="string">
            <text:p>Example: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3"/>
          <table:table-cell table:style-name="ce18" office:value-type="string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 table:style-name="ce18" office:value-type="string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77.3991120050797" calcext:value-type="float">
            <text:p>77.3991120051</text:p>
          </table:table-cell>
          <table:table-cell table:style-name="ce11" office:value-type="string" calcext:value-type="string">
            <text:p>S<text:span text:style-name="T5">`</text:span><text:span text:style-name="T6">x</text:span>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0.5203668280174" calcext:value-type="float">
            <text:p>10.520366828</text:p>
          </table:table-cell>
          <table:table-cell table:style-name="ce11" office:value-type="string" calcext:value-type="string">
            <text:p>R<text:span text:style-name="T7">2</text:span></text:p>
          </table:table-cell>
          <table:table-cell/>
          <table:table-cell table:style-name="ce15" office:value-type="string" calcext:value-type="string" table:number-columns-spanned="3" table:number-rows-spanned="1">
            <text:p>Absolute references</text:p>
          </table:table-cell>
          <table:covered-table-cell table:style-name="ce16"/>
          <table:covered-table-cell table:style-name="ce17"/>
          <table:table-cell table:number-columns-repeated="2"/>
          <table:table-cell table:style-name="ce18" office:value-type="string" calcext:value-type="string">
            <text:p>g</text:p>
          </table:table-cell>
          <table:table-cell table:style-name="ce21" office:value-type="string" calcext:value-type="string">
            <text:p>g</text:p>
          </table:table-cell>
          <table:table-cell table:style-name="ce18" office:value-type="string" calcext:value-type="string">
            <text:p>G</text:p>
          </table:table-cell>
          <table:table-cell table:style-name="ce21" office:value-type="string" calcext:value-type="string">
            <text:p>G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75.2851653085796" calcext:value-type="float">
            <text:p>75.2851653086</text:p>
          </table:table-cell>
          <table:table-cell table:style-name="ce11" office:value-type="string" calcext:value-type="string">
            <text:p>(unit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.4096847202062" calcext:value-type="float">
            <text:p>11.4096847202</text:p>
          </table:table-cell>
          <table:table-cell table:formula="of:=RSQ([.H$1:.H$1048576];[.G$1:.G$1048576])" office:value-type="float" office:value="0.990683770983267" calcext:value-type="float">
            <text:p>0.990683771</text:p>
          </table:table-cell>
          <table:table-cell/>
          <table:table-cell office:value-type="string" calcext:value-type="string">
            <text:p>"$" before letter to protect left-right</text:p>
          </table:table-cell>
          <table:table-cell table:number-columns-repeated="4"/>
          <table:table-cell table:style-name="ce18" office:value-type="string" calcext:value-type="string">
            <text:p>h</text:p>
          </table:table-cell>
          <table:table-cell table:style-name="ce21" office:value-type="string" calcext:value-type="string">
            <text:p>h</text:p>
          </table:table-cell>
          <table:table-cell table:style-name="ce18" office:value-type="string" calcext:value-type="string">
            <text:p>H</text:p>
          </table:table-cell>
          <table:table-cell table:style-name="ce21" office:value-type="string" calcext:value-type="string">
            <text:p>H</text:p>
          </table:table-cell>
          <table:table-cell table:number-columns-repeated="1005"/>
        </table:table-row>
        <table:table-row table:style-name="ro5">
          <table:table-cell table:number-columns-repeated="3"/>
          <table:table-cell table:formula="of:=[.D8]/SQRT([.D2])" office:value-type="float" office:value="0.317898028975808" calcext:value-type="float">
            <text:p>0.3178980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.4116588765458" calcext:value-type="float">
            <text:p>11.4116588765</text:p>
          </table:table-cell>
          <table:table-cell table:style-name="ce11" office:value-type="string" calcext:value-type="string">
            <text:p>S<text:span text:style-name="T4">y</text:span></text:p>
          </table:table-cell>
          <table:table-cell/>
          <table:table-cell office:value-type="string" calcext:value-type="string">
            <text:p>Example:</text:p>
          </table:table-cell>
          <table:table-cell table:formula="of:=[.$G3]" office:value-type="float" office:value="-7" calcext:value-type="float">
            <text:p>-7</text:p>
          </table:table-cell>
          <table:table-cell table:formula="of:=[.$G3]" office:value-type="float" office:value="-7" calcext:value-type="float">
            <text:p>-7</text:p>
          </table:table-cell>
          <table:table-cell table:number-columns-repeated="2"/>
          <table:table-cell table:style-name="ce18" office:value-type="string" calcext:value-type="string">
            <text:p>i</text:p>
          </table:table-cell>
          <table:table-cell table:style-name="ce21" office:value-type="string" calcext:value-type="string">
            <text:p>i</text:p>
          </table:table-cell>
          <table:table-cell table:style-name="ce18" office:value-type="string" calcext:value-type="string">
            <text:p>I</text:p>
          </table:table-cell>
          <table:table-cell table:style-name="ce21" office:value-type="string" calcext:value-type="string">
            <text:p>I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.6327464519921" calcext:value-type="float">
            <text:p>13.632746452</text:p>
          </table:table-cell>
          <table:table-cell table:style-name="ce11" office:value-type="string" calcext:value-type="string">
            <text:p>(units)</text:p>
          </table:table-cell>
          <table:table-cell table:number-columns-repeated="2"/>
          <table:table-cell table:formula="of:=[.$G4]" office:value-type="float" office:value="-6" calcext:value-type="float">
            <text:p>-6</text:p>
          </table:table-cell>
          <table:table-cell table:formula="of:=[.$G4]" office:value-type="float" office:value="-6" calcext:value-type="float">
            <text:p>-6</text:p>
          </table:table-cell>
          <table:table-cell table:number-columns-repeated="2"/>
          <table:table-cell table:style-name="ce18" office:value-type="string" calcext:value-type="string">
            <text:p>j</text:p>
          </table:table-cell>
          <table:table-cell table:style-name="ce21" office:value-type="string" calcext:value-type="string">
            <text:p>j</text:p>
          </table:table-cell>
          <table:table-cell table:style-name="ce18" office:value-type="string" calcext:value-type="string">
            <text:p>J</text:p>
          </table:table-cell>
          <table:table-cell table:style-name="ce21" office:value-type="string" calcext:value-type="string">
            <text:p>J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" table:number-rows-spanned="4">
            <text:p>No extra numbers in this colum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.7744174292355" calcext:value-type="float">
            <text:p>14.7744174292</text:p>
          </table:table-cell>
          <table:table-cell table:formula="of:=STEYX([.H$1:.H$1048576];[.G$1:.G$1048576])" office:value-type="float" office:value="0.434866659044357" calcext:value-type="float">
            <text:p>0.434866659</text:p>
          </table:table-cell>
          <table:table-cell/>
          <table:table-cell office:value-type="string" calcext:value-type="string">
            <text:p>"$" before number to protect up-down</text:p>
          </table:table-cell>
          <table:table-cell table:number-columns-repeated="4"/>
          <table:table-cell table:style-name="ce18" office:value-type="string" calcext:value-type="string">
            <text:p>k</text:p>
          </table:table-cell>
          <table:table-cell table:style-name="ce21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21" office:value-type="string" calcext:value-type="string">
            <text:p>K</text:p>
          </table:table-cell>
          <table:table-cell table:number-columns-repeated="1005"/>
        </table:table-row>
        <table:table-row table:style-name="ro6">
          <table:table-cell table:number-columns-repeated="2"/>
          <table:covered-table-cell table:style-name="ce13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.6967053970751" calcext:value-type="float">
            <text:p>14.6967053971</text:p>
          </table:table-cell>
          <table:table-cell table:style-name="ce11" office:value-type="string" calcext:value-type="string">
            <text:p>S<text:span text:style-name="T4">slope</text:span></text:p>
          </table:table-cell>
          <table:table-cell/>
          <table:table-cell office:value-type="string" calcext:value-type="string">
            <text:p>Example:</text:p>
          </table:table-cell>
          <table:table-cell table:formula="of:=[.G$3]" office:value-type="float" office:value="-7" calcext:value-type="float">
            <text:p>-7</text:p>
          </table:table-cell>
          <table:table-cell table:formula="of:=[.H$3]" office:value-type="float" office:value="4.03709502622799" calcext:value-type="float">
            <text:p>4.0370950262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1" office:value-type="string" calcext:value-type="string">
            <text:p>l</text:p>
          </table:table-cell>
          <table:table-cell table:style-name="ce18" office:value-type="string" calcext:value-type="string">
            <text:p>L</text:p>
          </table:table-cell>
          <table:table-cell table:style-name="ce21" office:value-type="string" calcext:value-type="string">
            <text:p>L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style-name="ce13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.8746586602858" calcext:value-type="float">
            <text:p>15.8746586603</text:p>
          </table:table-cell>
          <table:table-cell table:style-name="ce11" office:value-type="string" calcext:value-type="string">
            <text:p>(units)</text:p>
          </table:table-cell>
          <table:table-cell table:number-columns-repeated="2"/>
          <table:table-cell table:formula="of:=[.G$3]" office:value-type="float" office:value="-7" calcext:value-type="float">
            <text:p>-7</text:p>
          </table:table-cell>
          <table:table-cell table:formula="of:=[.H$3]" office:value-type="float" office:value="4.03709502622799" calcext:value-type="float">
            <text:p>4.0370950262</text:p>
          </table:table-cell>
          <table:table-cell table:number-columns-repeated="2"/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m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M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style-name="ce13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.5008846393872" calcext:value-type="float">
            <text:p>17.5008846394</text:p>
          </table:table-cell>
          <table:table-cell table:formula="of:=[.I13]*SQRT([.I2]/([.I2]*SUMSQ([.G$1:.G$1048576])-SUM([.G$1:.G$1048576])^2))" office:value-type="float" office:value="0.0288313787504571" calcext:value-type="float">
            <text:p>0.0288313788</text:p>
          </table:table-cell>
          <table:table-cell/>
          <table:table-cell office:value-type="string" calcext:value-type="string">
            <text:p>"$" in both places to protect all four directions</text:p>
          </table:table-cell>
          <table:table-cell table:number-columns-repeated="4"/>
          <table:table-cell table:style-name="ce18" office:value-type="string" calcext:value-type="string">
            <text:p>n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string" calcext:value-type="string">
            <text:p>N</text:p>
          </table:table-cell>
          <table:table-cell table:style-name="ce21" office:value-type="string" calcext:value-type="string">
            <text:p>N</text:p>
          </table:table-cell>
          <table:table-cell table:number-columns-repeated="1005"/>
        </table:table-row>
        <table:table-row table:style-name="ro5">
          <table:table-cell table:number-columns-repeated="8"/>
          <table:table-cell table:style-name="ce11" office:value-type="string" calcext:value-type="string">
            <text:p>S<text:span text:style-name="T4">intercept</text:span></text:p>
          </table:table-cell>
          <table:table-cell/>
          <table:table-cell office:value-type="string" calcext:value-type="string">
            <text:p>Example:</text:p>
          </table:table-cell>
          <table:table-cell table:formula="of:=[.$G$3]" office:value-type="float" office:value="-7" calcext:value-type="float">
            <text:p>-7</text:p>
          </table:table-cell>
          <table:table-cell table:formula="of:=[.$G$3]" office:value-type="float" office:value="-7" calcext:value-type="float">
            <text:p>-7</text:p>
          </table:table-cell>
          <table:table-cell table:number-columns-repeated="2"/>
          <table:table-cell table:style-name="ce18" office:value-type="string" calcext:value-type="string">
            <text:p>o</text:p>
          </table:table-cell>
          <table:table-cell table:style-name="ce21" office:value-type="string" calcext:value-type="string">
            <text:p>o</text:p>
          </table:table-cell>
          <table:table-cell table:style-name="ce18" office:value-type="string" calcext:value-type="string">
            <text:p>O</text:p>
          </table:table-cell>
          <table:table-cell table:style-name="ce21" office:value-type="string" calcext:value-type="string">
            <text:p>O</text:p>
          </table:table-cell>
          <table:table-cell table:number-columns-repeated="1005"/>
        </table:table-row>
        <table:table-row table:style-name="ro7">
          <table:table-cell/>
          <table:table-cell table:style-name="ce10" table:number-columns-repeated="3"/>
          <table:table-cell table:number-columns-repeated="4"/>
          <table:table-cell table:style-name="ce11" office:value-type="string" calcext:value-type="string">
            <text:p>(units)</text:p>
          </table:table-cell>
          <table:table-cell table:number-columns-repeated="2"/>
          <table:table-cell table:formula="of:=[.$G$3]" office:value-type="float" office:value="-7" calcext:value-type="float">
            <text:p>-7</text:p>
          </table:table-cell>
          <table:table-cell table:formula="of:=[.$G$3]" office:value-type="float" office:value="-7" calcext:value-type="float">
            <text:p>-7</text:p>
          </table:table-cell>
          <table:table-cell table:number-columns-repeated="2"/>
          <table:table-cell table:style-name="ce18" office:value-type="string" calcext:value-type="string">
            <text:p>p</text:p>
          </table:table-cell>
          <table:table-cell table:style-name="ce21" office:value-type="string" calcext:value-type="string">
            <text:p>p</text:p>
          </table:table-cell>
          <table:table-cell table:style-name="ce18" office:value-type="string" calcext:value-type="string">
            <text:p>P</text:p>
          </table:table-cell>
          <table:table-cell table:style-name="ce21" office:value-type="string" calcext:value-type="string">
            <text:p>P</text:p>
          </table:table-cell>
          <table:table-cell table:number-columns-repeated="1005"/>
        </table:table-row>
        <table:table-row table:style-name="ro7">
          <table:table-cell table:style-name="ce5" office:value-type="string" calcext:value-type="string" table:number-columns-spanned="4" table:number-rows-spanned="5">
            <text:p>If you are working on a computer that does not allow macros, you can just <text:span text:style-name="T1">copy and paste</text:span><text:span text:style-name="T2"> the appropriate columns from this Help Sheet onto your own worksheet.</text:span></text:p>
          </table:table-cell>
          <table:covered-table-cell table:number-columns-repeated="3" table:style-name="ce6"/>
          <table:table-cell table:number-columns-repeated="2"/>
          <table:table-cell table:style-name="ce12" office:value-type="string" calcext:value-type="string" table:number-columns-spanned="2" table:number-rows-spanned="2">
            <text:p>No extra numbers in these columns</text:p>
          </table:table-cell>
          <table:covered-table-cell table:style-name="ce13"/>
          <table:table-cell table:formula="of:=[.I13]*SQRT(SUMSQ([.G$1:.G$1048576])/([.I2]*SUMSQ([.G$1:.G$1048576])-SUM([.G$1:.G$1048576])^2))" office:value-type="float" office:value="0.117113614113659" calcext:value-type="float">
            <text:p>0.1171136141</text:p>
          </table:table-cell>
          <table:table-cell table:number-columns-repeated="6"/>
          <table:table-cell table:style-name="ce18" office:value-type="string" calcext:value-type="string">
            <text:p>q</text:p>
          </table:table-cell>
          <table:table-cell table:style-name="ce21" office:value-type="string" calcext:value-type="string">
            <text:p>q</text:p>
          </table:table-cell>
          <table:table-cell table:style-name="ce18" office:value-type="string" calcext:value-type="string">
            <text:p>Q</text:p>
          </table:table-cell>
          <table:table-cell table:style-name="ce21" office:value-type="string" calcext:value-type="string">
            <text:p>Q</text:p>
          </table:table-cell>
          <table:table-cell table:number-columns-repeated="1005"/>
        </table:table-row>
        <table:table-row table:style-name="ro3">
          <table:covered-table-cell table:number-columns-repeated="4" table:style-name="ce6"/>
          <table:table-cell table:number-columns-repeated="2"/>
          <table:covered-table-cell table:number-columns-repeated="2" table:style-name="ce13"/>
          <table:table-cell table:number-columns-repeated="7"/>
          <table:table-cell table:style-name="ce18"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style-name="ce18"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number-columns-repeated="4" table:style-name="ce6"/>
          <table:table-cell table:number-columns-repeated="4"/>
          <table:table-cell table:style-name="ce15" office:value-type="string" calcext:value-type="string" table:number-columns-spanned="3" table:number-rows-spanned="1">
            <text:p>How to Make a 2D linear Graph</text:p>
          </table:table-cell>
          <table:covered-table-cell table:style-name="ce16"/>
          <table:covered-table-cell table:style-name="ce17"/>
          <table:table-cell table:number-columns-repeated="4"/>
          <table:table-cell table:style-name="ce18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18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1005"/>
        </table:table-row>
        <table:table-row table:style-name="ro1">
          <table:covered-table-cell table:number-columns-repeated="4" table:style-name="ce6"/>
          <table:table-cell table:number-columns-repeated="4"/>
          <table:table-cell office:value-type="string" calcext:value-type="string">
            <text:p>Select data, independent variable on left</text:p>
          </table:table-cell>
          <table:table-cell table:number-columns-repeated="6"/>
          <table:table-cell table:style-name="ce18" office:value-type="string" calcext:value-type="string">
            <text:p>t</text:p>
          </table:table-cell>
          <table:table-cell table:style-name="ce21" office:value-type="string" calcext:value-type="string">
            <text:p>t</text:p>
          </table:table-cell>
          <table:table-cell table:style-name="ce18" office:value-type="string" calcext:value-type="string">
            <text:p>T</text:p>
          </table:table-cell>
          <table:table-cell table:style-name="ce21" office:value-type="string" calcext:value-type="string">
            <text:p>T</text:p>
          </table:table-cell>
          <table:table-cell table:number-columns-repeated="1005"/>
        </table:table-row>
        <table:table-row table:style-name="ro1">
          <table:covered-table-cell table:number-columns-repeated="4" table:style-name="ce6"/>
          <table:table-cell table:number-columns-repeated="4"/>
          <table:table-cell office:value-type="string" calcext:value-type="string">
            <text:p>Insert--&gt;Scatter--&gt;Scatter with only Markers</text:p>
          </table:table-cell>
          <table:table-cell table:number-columns-repeated="6"/>
          <table:table-cell table:style-name="ce18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18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 the curious:</text:p>
          </table:table-cell>
          <table:table-cell table:number-columns-repeated="7"/>
          <table:table-cell office:value-type="string" calcext:value-type="string">
            <text:p>Click graph--&gt;Design--&gt;Chart Layout--&gt;Layout 1</text:p>
          </table:table-cell>
          <table:table-cell table:number-columns-repeated="6"/>
          <table:table-cell table:style-name="ce18" office:value-type="string" calcext:value-type="string">
            <text:p>v</text:p>
          </table:table-cell>
          <table:table-cell table:style-name="ce21" office:value-type="string" calcext:value-type="string">
            <text:p>v</text:p>
          </table:table-cell>
          <table:table-cell table:style-name="ce18" office:value-type="string" calcext:value-type="string">
            <text:p>V</text:p>
          </table:table-cell>
          <table:table-cell table:style-name="ce21" office:value-type="string" calcext:value-type="string">
            <text:p>V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w 1D data was created in column C</text:p>
          </table:table-cell>
          <table:table-cell table:number-columns-repeated="7"/>
          <table:table-cell office:value-type="string" calcext:value-type="string">
            <text:p>Label Title and axes</text:p>
          </table:table-cell>
          <table:table-cell table:number-columns-repeated="6"/>
          <table:table-cell table:style-name="ce18" office:value-type="string" calcext:value-type="string">
            <text:p>w</text:p>
          </table:table-cell>
          <table:table-cell table:style-name="ce21" office:value-type="string" calcext:value-type="string">
            <text:p>w</text:p>
          </table:table-cell>
          <table:table-cell table:style-name="ce18" office:value-type="string" calcext:value-type="string">
            <text:p>W</text:p>
          </table:table-cell>
          <table:table-cell table:style-name="ce21" office:value-type="string" calcext:value-type="string">
            <text:p>W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.INV(RAND(),76, 1)</text:p>
          </table:table-cell>
          <table:table-cell table:number-columns-repeated="7"/>
          <table:table-cell>
            <draw:frame table:end-cell-address="'Help Sheet'.M34" table:end-x="0.6854in" table:end-y="0.1772in" draw:z-index="0" draw:name="Chart 1" draw:style-name="gr1" draw:text-style-name="P1" svg:width="3.9441in" svg:height="1.7657in" svg:x="0.0606in" svg:y="0.0787in">
              <draw:object draw:notify-on-update-of-ranges="'Help Sheet'.G3:'Help Sheet'.G27 'Help Sheet'.H1:'Help Sheet'.H2 'Help Sheet'.H3:'Help Sheet'.H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8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style-name="ce18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w 2D data was created in column H</text:p>
          </table:table-cell>
          <table:table-cell table:number-columns-repeated="14"/>
          <table:table-cell table:style-name="ce18" office:value-type="string" calcext:value-type="string">
            <text:p>z</text:p>
          </table:table-cell>
          <table:table-cell table:style-name="ce21" office:value-type="string" calcext:value-type="string">
            <text:p>z</text:p>
          </table:table-cell>
          <table:table-cell table:style-name="ce18" office:value-type="string" calcext:value-type="string">
            <text:p>Z</text:p>
          </table:table-cell>
          <table:table-cell table:style-name="ce21" office:value-type="string" calcext:value-type="string">
            <text:p>Z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.INV(RAND(),4+G3+7,0.5)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Right click on data point--&gt;Add Treadline</text:p>
          </table:table-cell>
          <table:table-cell table:number-columns-repeated="1015"/>
        </table:table-row>
        <table:table-row table:style-name="ro8">
          <table:table-cell table:number-columns-repeated="8"/>
          <table:table-cell office:value-type="string" calcext:value-type="string">
            <text:p>Check Linear, show equation, show R<text:span text:style-name="T8">2</text:span></text:p>
          </table:table-cell>
          <table:table-cell table:number-columns-repeated="1015"/>
        </table:table-row>
        <table:table-row table:style-name="ro1">
          <table:table-cell table:number-columns-repeated="8"/>
          <table:table-cell>
            <draw:frame table:end-cell-address="'Help Sheet'.M45" table:end-x="0.6646in" table:end-y="0.1512in" draw:z-index="1" draw:name="Chart 3" draw:style-name="gr1" draw:text-style-name="P1" svg:width="3.9441in" svg:height="1.7657in" svg:x="0.0398in" svg:y="0.0528in">
              <draw:object draw:notify-on-update-of-ranges="'Help Sheet'.G3:'Help Sheet'.G27 'Help Sheet'.H1:'Help Sheet'.H2 'Help Sheet'.H3:'Help Sheet'.H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f you want to change decimal showin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Right click in equation's bo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ormat Treadline Label--&gt;Number--&gt;Number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Then type in the desired number</text:p>
          </table:table-cell>
          <table:table-cell table:number-columns-repeated="1015"/>
        </table:table-row>
        <table:table-row table:style-name="ro1">
          <table:table-cell table:number-columns-repeated="8"/>
          <table:table-cell>
            <draw:frame table:end-cell-address="'Help Sheet'.M58" table:end-x="0.6752in" table:end-y="0.1303in" draw:z-index="2" draw:name="Chart 4" draw:style-name="gr1" draw:text-style-name="P1" svg:width="3.9441in" svg:height="1.765in" svg:x="0.0504in" svg:y="0.0327in">
              <draw:object draw:notify-on-update-of-ranges="'Help Sheet'.G3:'Help Sheet'.G27 'Help Sheet'.H1:'Help Sheet'.H2 'Help Sheet'.H3:'Help Sheet'.H2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f you want to swap variable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Right Click on the graph--&gt;select data--&gt;edi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You can alter the "x" and "y" data there.</text:p>
          </table:table-cell>
          <table:table-cell table:number-columns-repeated="1015"/>
        </table:table-row>
        <table:table-row table:style-name="ro1">
          <table:table-cell table:number-columns-repeated="8"/>
          <table:table-cell>
            <draw:frame table:end-cell-address="'Help Sheet'.N70" table:end-x="0.0811in" table:end-y="0.1665in" draw:z-index="3" draw:name="Chart 6" draw:style-name="gr1" draw:text-style-name="P1" svg:width="4.1591in" svg:height="1.8118in" svg:x="0.0713in" svg:y="0.022in">
              <draw:object draw:notify-on-update-of-ranges="'Help Sheet'.H3:'Help Sheet'.H16 'Help Sheet'.H1:'Help Sheet'.H2 'Help Sheet'.G3:'Help Sheet'.G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f you want to add a series</text:p>
          </table:table-cell>
          <table:table-cell table:number-columns-repeated="3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u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Right Click graph, select data--&gt;Add</text:p>
          </table:table-cell>
          <table:table-cell table:number-columns-repeated="3"/>
          <table:table-cell table:style-name="ce11" office:value-type="string" calcext:value-type="string">
            <text:p>(units)</text:p>
          </table:table-cell>
          <table:table-cell table:style-name="ce11" office:value-type="string" calcext:value-type="string">
            <text:p>(stinu)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Series Namefor Legend, or edit data later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2.10167539377184" calcext:value-type="float">
            <text:p>2.1016753938</text:p>
          </table:table-cell>
          <table:table-cell office:value-type="string" calcext:value-type="string">
            <text:p>&lt;----------</text:p>
          </table:table-cell>
          <table:table-cell office:value-type="string" calcext:value-type="string">
            <text:p>NORM.INV(RAND(),-M73,0.5)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Enter data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.840313490293608" calcext:value-type="float">
            <text:p>0.840313490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lick graph--&gt;Layout--&gt;Legen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244560251817188" calcext:value-type="float">
            <text:p>0.2445602518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-1.62911206090121" calcext:value-type="float">
            <text:p>-1.6291120609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-1.99416063985531" calcext:value-type="float">
            <text:p>-1.9941606399</text:p>
          </table:table-cell>
          <table:table-cell table:number-columns-repeated="1010"/>
        </table:table-row>
        <table:table-row table:style-name="ro1">
          <table:table-cell table:number-columns-repeated="7"/>
          <table:table-cell>
            <draw:frame table:end-cell-address="'Help Sheet'.P90" table:end-x="0.1228in" table:end-y="0.1567in" draw:z-index="4" draw:name="Chart 7" draw:style-name="gr1" draw:text-style-name="P1" svg:width="6.1181in" svg:height="2.6248in" svg:x="0.6441in" svg:y="0.0319in">
              <draw:object draw:notify-on-update-of-ranges="'Help Sheet'.H3:'Help Sheet'.H27 'Help Sheet'.G3:'Help Sheet'.G27 'Help Sheet'.N73:'Help Sheet'.N77 'Help Sheet'.M73:'Help Sheet'.M7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f using for Lab Report, CHANGE VARIABLES LAS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tice in this graph, only change is the bottom "y" to "u"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w F9 changes data, top equation changes but bottom doesn't anymore</text:p>
          </table:table-cell>
          <table:table-cell table:number-columns-repeated="1015"/>
        </table:table-row>
        <table:table-row table:style-name="ro1">
          <table:table-cell table:number-columns-repeated="8"/>
          <table:table-cell>
            <draw:frame table:end-cell-address="'Help Sheet'.P106" table:end-x="0.185in" table:end-y="0.2087in" draw:z-index="5" draw:name="Chart 8" draw:style-name="gr1" draw:text-style-name="P1" svg:width="5.9547in" svg:height="2.624in" svg:x="0.0398in" svg:y="0.0846in">
              <draw:object draw:notify-on-update-of-ranges="'Help Sheet'.H3:'Help Sheet'.H27 'Help Sheet'.G3:'Help Sheet'.G27 'Help Sheet'.N73:'Help Sheet'.N77 'Help Sheet'.M73:'Help Sheet'.M7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charset="x-symbol"/>
    <style:font-face style:name="Batang" svg:font-family="Batang" style:font-family-generic="roman"/>
    <style:font-face style:name="F" svg:font-family="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4:53:42.103466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lp_20_Sheet" style:display-name="PageStyle_Help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2-02T15:36:50.927181380</dc:date>
    <meta:generator>LibreOffice/4.2.8.2$Linux_X86_64 LibreOffice_project/420m0$Build-2</meta:generator>
    <meta:editing-duration>P0D</meta:editing-duration>
    <meta:editing-cycles>1</meta:editing-cycles>
    <meta:document-statistic meta:table-count="4" meta:cell-count="267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OneDimStats()
'
' OneDimStats Macro
'
' Keyboard Shortcut: Ctrl+Shift+D
'
    ActiveCell.FormulaR1C1 = "N"
    ActiveCell.Select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Selection.Font.Bold = False
    Selection.Font.Bold = True
    ActiveCell.Offset(1, 0).Range("A1").Select
    ActiveCell.FormulaR1C1 = "=COUNT(C[-1])"
    ActiveCell.Offset(1, 0).Range("A1").Select
    ActiveCell.FormulaR1C1 = "`x"
    With ActiveCell.Characters(Start:=1, Length:=0).Font
        .Name = "Calibri"
        .FontStyle = "Regular"
        .Size = 11
        .Strikethrough = False
        .Superscript = False
        .Subscript = False
        .OutlineFont = False
        .Shadow = False
        .Underline = xlUnderlineStyleNone
        .ThemeColor = xlThemeColorLight1
        .TintAndShade = 0
        .ThemeFont = xlThemeFontMinor
    End With
    With ActiveCell.Characters(Start:=1, Length:=1).Font
        .Name = "Symbol"
        .FontStyle = "Regular"
        .Size = 11
        .Strikethrough = False
        .Superscript = False
        .Subscript = False
        .OutlineFont = False
        .Shadow = False
        .Underline = xlUnderlineStyleNone
        .ThemeColor = xlThemeColorLight1
        .TintAndShade = 0
        .ThemeFont = xlThemeFontNone
    End With
    With ActiveCell.Characters(Start:=2, Length:=1).Font
        .Name = "Calibri"
        .FontStyle = "Regular"
        .Size = 11
        .Strikethrough = False
        .Superscript = False
        .Subscript = False
        .OutlineFont = False
        .Shadow = False
        .Underline = xlUnderlineStyleNone
        .ThemeColor = xlThemeColorLight1
        .TintAndShade = 0
        .ThemeFont = xlThemeFontMinor
    End With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"(units)"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"=AVERAGE(C[-1])"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Sx"
    ActiveCell.Select
    ActiveCell.FormulaR1C1 = "Sx"
    With ActiveCell.Characters(Start:=1, Length:=1).Font
        .Name = "Calibri"
        .FontStyle = "Bold"
        .Size = 11
        .Strikethrough = False
        .Superscript = False
        .Subscript = False
        .OutlineFont = False
        .Shadow = False
        .Underline = xlUnderlineStyleNone
        .ThemeColor = xlThemeColorLight1
        .TintAndShade = 0
        .ThemeFont = xlThemeFontMinor
    End With
    With ActiveCell.Characters(Start:=2, Length:=1).Font
        .Name = "Calibri"
        .FontStyle = "Bold"
        .Size = 11
        .Strikethrough = False
        .Superscript = False
        .Subscript = True
        .OutlineFont = False
        .Shadow = False
        .Underline = xlUnderlineStyleNone
        .ThemeColor = xlThemeColorLight1
        .TintAndShade = 0
        .ThemeFont = xlThemeFontMinor
    End With
    ActiveCell.Select
    Selection.Font.Bold = False
    Selection.Font.Bold = Tru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(units)"
    ActiveCell.Select
    Selection.Font.Bold = Fals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"=STDEV.S(C[-1])"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S`x"
    ActiveCell.Select
    ActiveCell.FormulaR1C1 = "S`x"
    With ActiveCell.Characters(Start:=1, Length:=1).Font
        .Name = "Calibri"
        .FontStyle = "Bold"
        .Size = 11
        .Strikethrough = False
        .Superscript = False
        .Subscript = False
        .OutlineFont = False
        .Shadow = False
        .Underline = xlUnderlineStyleNone
        .ThemeColor = xlThemeColorLight1
        .TintAndShade = 0
        .ThemeFont = xlThemeFontMinor
    End With
    With ActiveCell.Characters(Start:=2, Length:=1).Font
        .Name = "Symbol"
        .FontStyle = "Bold"
        .Size = 11
        .Strikethrough = False
        .Superscript = False
        .Subscript = True
        .OutlineFont = False
        .Shadow = False
        .Underline = xlUnderlineStyleNone
        .ThemeColor = xlThemeColorLight1
        .TintAndShade = 0
        .ThemeFont = xlThemeFontNone
    End With
    With ActiveCell.Characters(Start:=3, Length:=1).Font
        .Name = "Calibri"
        .FontStyle = "Bold"
        .Size = 11
        .Strikethrough = False
        .Superscript = False
        .Subscript = True
        .OutlineFont = False
        .Shadow = False
        .Underline = xlUnderlineStyleNone
        .ThemeColor = xlThemeColorLight1
        .TintAndShade = 0
        .ThemeFont = xlThemeFontMinor
    End With
    ActiveCell.Select
    Selection.Font.Bold = Fals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(units)"
    ActiveCell.Select
    Selection.Font.Bold = Fals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"=R[-3]C/SQRT(R[-9]C)"
    ActiveCell.Offset(1, 0).Range("A1").Select
End Sub
Sub Macro35()
'
' Macro35 Macro
'

'
    ActiveCell.Offset(0, -2).Columns("A:B").EntireColumn.Select
    Selection.Copy
    Columns("G:G").Select
    ActiveSheet.Paste
End Sub
Sub Macro37()
'
' Macro37 Macro
'

'
    ActiveCell.Offset(0, -2).Columns("A:B").EntireColumn.Select
    Selection.Copy
    Columns("P:P").Select
    ActiveSheet.Paste
    
    ActiveSheet.Shapes.AddChart.Select
    ActiveChart.ChartType = xlXYScatter
    ActiveChart.SetSourceData Source:=Range("Sheet1!$P$1:$Q$23")
    ActiveChart.SeriesCollection(1).Select

    ActiveChart.ApplyLayout (1)
    ActiveSheet.ChartObjects("Chart 38").Activate
    ActiveChart.SeriesCollection(1).Select
    ActiveChart.SeriesCollection(1).Trendlines.Add
    ActiveChart.SeriesCollection(1).Trendlines(1).Select
    Selection.DisplayEquation = True
    Selection.DisplayRSquared = True
    ActiveChart.SeriesCollection(1).Trendlines(1).DataLabel.Select
    Selection.NumberFormat = "#,##0.00"
    Selection.NumberFormat = "#,##0.0000"
    Selection.Left = 262.877
    Selection.Top = 20.077
    ActiveChart.Legend.Select
    Selection.Delete
    ActiveSheet.ChartObjects("Chart 38").Activate
    ActiveChart.Axes(xlValue).MajorGridlines.Select
    ActiveChart.PlotArea.Select
    Selection.Width = 231.809
    ActiveChart.ChartArea.Select
End Sub
Sub Macro38()
'
' Macro38 Macro
'

'
    ActiveCell.Offset(0, -2).Columns("A:B").EntireColumn.Select
    Selection.Copy
    Columns("AA:AA").Select
    ActiveSheet.Paste

    Range("R1").Select
    Application.CutCopyMode = False
    ActiveSheet.Shapes.AddChart.Select
    ActiveChart.ChartType = xlXYScatter
    ActiveChart.SetSourceData Source:=Range("Sheet1!$P$1:$Q$23")
    ActiveChart.ApplyLayout (1)
    ActiveChart.SeriesCollection(1).Trendlines.Add
    ActiveChart.SeriesCollection(1).Trendlines(1).Select
    Selection.DisplayEquation = True
    Selection.DisplayRSquared = True
    ActiveChart.SeriesCollection(1).Trendlines(1).DataLabel.Select
    Selection.NumberFormat = "$#,##0.00"
    Selection.Formula = ""
    Selection.NumberFormat = "#,##0.00"
    Selection.NumberFormat = "#,##0.0000"
    Selection.Left = 260.877
    Selection.Top = 20.077
    ActiveChart.ChartArea.Select

End Sub
Sub graph()
'
' graph Macro
'
' Keyboard Shortcut: Ctrl+Shift+G
'
    ActiveCell.Offset(0, -2).Columns("A:B").EntireColumn.Select
    ActiveSheet.Shapes.AddChart.Select
    ActiveChart.ChartType = xlXYScatter
    ActiveChart.SetSourceData Source:=Range("Sheet1!$AA:$AB")
    ActiveChart.ApplyLayout (1)
    ActiveChart.SeriesCollection(1).Select
    ActiveChart.SeriesCollection(1).Trendlines.Add
    ActiveChart.SeriesCollection(1).Trendlines(1).Select
    Selection.DisplayEquation = True
    Selection.DisplayRSquared = True
    Selection.DisplayRSquared = False
    Selection.DisplayRSquared = True
    ActiveChart.SeriesCollection(1).Trendlines(1).DataLabel.Select
    Selection.Left = 245.877
    Selection.Top = 15.077
    Selection.NumberFormat = "#,##0.00"
    Selection.NumberFormat = "#,##0.0000"
    ActiveChart.ChartArea.Select
    ActiveSheet.Shapes("Chart 50").IncrementLeft -350.25
    ActiveSheet.Shapes("Chart 50").IncrementTop -14.25
    ActiveWindow.ScrollColumn = 18
    ActiveWindow.ScrollColumn = 15
    ActiveWindow.ScrollColumn = 14
    ActiveWindow.ScrollColumn = 13
    ActiveWindow.ScrollColumn = 12
    ActiveWindow.ScrollColumn = 10
    ActiveWindow.ScrollColumn = 9
    ActiveWindow.ScrollColumn = 8
    ActiveWindow.ScrollColumn = 7
    ActiveWindow.ScrollColumn = 6
    ActiveWindow.ScrollColumn = 5
    ActiveWindow.ScrollColumn = 4
    ActiveWindow.ScrollColumn = 3
    ActiveWindow.ScrollColumn = 2
    ActiveWindow.ScrollColumn = 1
    ActiveSheet.Shapes("Chart 50").IncrementLeft -593.25
    ActiveSheet.Shapes("Chart 50").IncrementTop -58.5
    ActiveChart.ChartTitle.Select
    ActiveChart.ChartTitle.Text = "Title"
    Selection.Format.TextFrame2.TextRange.Characters.Text = "Title"
    With Selection.Format.TextFrame2.TextRange.Characters(1, 5).ParagraphFormat
        .TextDirection = msoTextDirectionLeftToRight
        .Alignment = msoAlignCenter
    End With
    With Selection.Format.TextFrame2.TextRange.Characters(1, 5).Font
        .BaselineOffset = 0
        .Bold = msoTrue
        .NameComplexScript = "+mn-cs"
        .NameFarEast = "+mn-ea"
        .Fill.Visible = msoTrue
        .Fill.ForeColor.RGB = RGB(0, 0, 0)
        .Fill.Transparency = 0
        .Fill.Solid
        .Size = 18
        .Italic = msoFalse
        .Kerning = 12
        .Name = "+mn-lt"
        .UnderlineStyle = msoNoUnderline
        .Strike = msoNoStrike
    End With
    ActiveChart.ChartArea.Select
End Sub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Sub TwoDimStats()
'
' TwoDimStats Macro
'
' Keyboard Shortcut: Ctrl+Shift+V
'
    ActiveCell.FormulaR1C1 = "N"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_
        "=IF(COUNT(C[-2])=COUNT(C[-1]),COUNT(C[-2]), ""Your numbers do not match!"")"
    ActiveCell.Offset(1, 0).Range("A1").Select
    ActiveCell.FormulaR1C1 = "slope"
    ActiveCell.Offset(1, 0).Range("A1").Select
    ActiveCell.FormulaR1C1 = "(units)"
    ActiveCell.Offset(-1, 0).Range("A1")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"=SLOPE(C[-1],C[-2])"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intercept"
    ActiveCell.Select
    Selection.Font.Bold = Fals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(units)"
    ActiveCell.Select
    Selection.Font.Bold = Fals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"=INTERCEPT(C[-1],C[-2])"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R2"
    ActiveCell.Select
    Selection.Font.Bold = Fals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ActiveCell.FormulaR1C1 = "R2"
    With ActiveCell.Characters(Start:=1, Length:=1).Font
        .Name = "Calibri"
        .FontStyle = "Regular"
        .Size = 11
        .Strikethrough = False
        .Superscript = False
        .Subscript = False
        .OutlineFont = False
        .Shadow = False
        .Underline = xlUnderlineStyleNone
        .ThemeColor = xlThemeColorLight1
        .TintAndShade = 0
        .ThemeFont = xlThemeFontMinor
    End With
    With ActiveCell.Characters(Start:=2, Length:=1).Font
        .Name = "Calibri"
        .FontStyle = "Regular"
        .Size = 11
        .Strikethrough = False
        .Superscript = True
        .Subscript = False
        .OutlineFont = False
        .Shadow = False
        .Underline = xlUnderlineStyleNone
        .ThemeColor = xlThemeColorLight1
        .TintAndShade = 0
        .ThemeFont = xlThemeFontMinor
    End With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"=RSQ(C[-1],C[-2])"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Sy"
    ActiveCell.Select
    Selection.Font.Bold = Fals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ActiveCell.Select
    ActiveCell.FormulaR1C1 = "Sy"
    With ActiveCell.Characters(Start:=1, Length:=1).Font
        .Name = "Calibri"
        .FontStyle = "Regular"
        .Size = 11
        .Strikethrough = False
        .Superscript = False
        .Subscript = False
        .OutlineFont = False
        .Shadow = False
        .Underline = xlUnderlineStyleNone
        .ThemeColor = xlThemeColorLight1
        .TintAndShade = 0
        .ThemeFont = xlThemeFontMinor
    End With
    With ActiveCell.Characters(Start:=2, Length:=1).Font
        .Name = "Calibri"
        .FontStyle = "Regular"
        .Size = 11
        .Strikethrough = False
        .Superscript = False
        .Subscript = True
        .OutlineFont = False
        .Shadow = False
        .Underline = xlUnderlineStyleNone
        .ThemeColor = xlThemeColorLight1
        .TintAndShade = 0
        .ThemeFont = xlThemeFontMinor
    End With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"(units)"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"=STEYX(C[-1],C[-2])"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Sslope"
    ActiveCell.Select
    Selection.Font.Bold = Fals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ActiveCell.Select
    ActiveCell.FormulaR1C1 = "Sslope"
    With ActiveCell.Characters(Start:=1, Length:=1).Font
        .Name = "Calibri"
        .FontStyle = "Regular"
        .Size = 11
        .Strikethrough = False
        .Superscript = False
        .Subscript = False
        .OutlineFont = False
        .Shadow = False
        .Underline = xlUnderlineStyleNone
        .ThemeColor = xlThemeColorLight1
        .TintAndShade = 0
        .ThemeFont = xlThemeFontMinor
    End With
    With ActiveCell.Characters(Start:=2, Length:=5).Font
        .Name = "Calibri"
        .FontStyle = "Regular"
        .Size = 11
        .Strikethrough = False
        .Superscript = False
        .Subscript = True
        .OutlineFont = False
        .Shadow = False
        .Underline = xlUnderlineStyleNone
        .ThemeColor = xlThemeColorLight1
        .TintAndShade = 0
        .ThemeFont = xlThemeFontMinor
    End With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(units)"
    ActiveCell.Select
    Selection.Font.Bold = Fals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_
        "=STEYX(C[-1],C[-2])*SQRT(COUNT(C[-2])/(COUNT(C[-2])*SUMSQ(C[-2])-SUM(C[-2])^2))"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Sintercept"
    ActiveCell.Select
    Selection.Font.Bold = Fals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ActiveCell.Select
    ActiveCell.FormulaR1C1 = "Sintercept"
    With ActiveCell.Characters(Start:=1, Length:=1).Font
        .Name = "Calibri"
        .FontStyle = "Regular"
        .Size = 11
        .Strikethrough = False
        .Superscript = False
        .Subscript = False
        .OutlineFont = False
        .Shadow = False
        .Underline = xlUnderlineStyleNone
        .ThemeColor = xlThemeColorLight1
        .TintAndShade = 0
        .ThemeFont = xlThemeFontMinor
    End With
    With ActiveCell.Characters(Start:=2, Length:=9).Font
        .Name = "Calibri"
        .FontStyle = "Regular"
        .Size = 11
        .Strikethrough = False
        .Superscript = False
        .Subscript = True
        .OutlineFont = False
        .Shadow = False
        .Underline = xlUnderlineStyleNone
        .ThemeColor = xlThemeColorLight1
        .TintAndShade = 0
        .ThemeFont = xlThemeFontMinor
    End With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With Selection
        .HorizontalAlignment = xlCenter
        .VerticalAlignment = xlBottom
        .WrapText = False
        .Orientation = 0
        .AddIndent = False
        .ShrinkToFit = False
        .ReadingOrder = xlContext
        .MergeCells = False
    End With
    ActiveCell.FormulaR1C1 = "(units)"
    ActiveCell.Select
    Selection.Font.Bold = False
    With Selection
        .HorizontalAlignment = xlGeneral
        .VerticalAlignment = xlBottom
        .WrapText = False
        .Orientation = 0
        .AddIndent = False
        .IndentLevel = 0
        .ShrinkToFit = False
        .ReadingOrder = xlContext
        .MergeCells = False
    End With
    ActiveCell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ActiveCell.Offset(1, 0).Range("A1").Select
    ActiveCell.FormulaR1C1 = _
        "=STEYX(C[-1],C[-2])*SQRT(SUMSQ(C[-2])/(COUNT(C[-2])*SUMSQ(C[-2])-SUM(C[-2])^2))"
    ActiveCell.Offset(1, 0).Range("A1").Select
End Sub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Module2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0.019cm" svg:height="4.484cm" xlink:href=".." xlink:type="simple" chart:class="chart:scatter" chart:style-name="ch1">
        <chart:title svg:x="2.977cm" svg:y="0.224cm" chart:style-name="ch2">
          <text:p>Why vs. Ex</text:p>
        </chart:title>
        <chart:plot-area chart:style-name="ch3" table:cell-range-address="'Help Sheet'.G3:'Help Sheet'.H27 'Help Sheet'.H1:'Help Sheet'.H2" chart:data-source-has-labels="row" svg:x="0.556cm" svg:y="0.647cm" svg:width="7.746cm" svg:height="3.426cm">
          <chartooo:coordinate-region svg:x="0.729cm" svg:y="0.873cm" svg:width="7.465cm" svg:height="2.65cm"/>
          <chart:axis chart:dimension="x" chart:name="primary-x" chart:style-name="ch4">
            <chart:title svg:x="3.558cm" svg:y="3.822cm" chart:style-name="ch5">
              <text:p>x (units)</text:p>
            </chart:title>
          </chart:axis>
          <chart:axis chart:dimension="y" chart:name="primary-y" chart:style-name="ch4">
            <chart:title svg:x="0.001cm" svg:y="2.029cm" chart:style-name="ch5">
              <text:p>y (stinu)</text:p>
            </chart:title>
            <chart:grid chart:style-name="ch6" chart:class="major"/>
          </chart:axis>
          <chart:series chart:style-name="ch7" chart:values-cell-range-address="'Help Sheet'.H3:'Help Sheet'.H27" chart:label-cell-address="'Help Sheet'.H1:'Help Sheet'.H2" chart:class="chart:scatter">
            <chart:domain table:cell-range-address="'Help Sheet'.G3:'Help Sheet'.G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 (stinu)</text:p>
                <text:list>
                  <text:list-item>
                    <text:p>y</text:p>
                  </text:list-item>
                  <text:list-item>
                    <text:p>(stinu)</text:p>
                  </text:list-item>
                </text:list>
                <draw:g>
                  <svg:desc>'Help Sheet'.H1:'Help Sheet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">
                <text:p>-7</text:p>
                <draw:g>
                  <svg:desc>'Help Sheet'.G3:'Help Sheet'.G27</svg:desc>
                </draw:g>
              </table:table-cell>
              <table:table-cell office:value-type="float" office:value="4.03709502622799">
                <text:p>4.03709502622799</text:p>
                <draw:g>
                  <svg:desc>'Help Sheet'.H3:'Help Sheet'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4.877420588412">
                <text:p>4.877420588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5.70184266036242">
                <text:p>5.70184266036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7.00474655078835">
                <text:p>7.00474655078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7.55617500407509">
                <text:p>7.55617500407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9.41130277260992">
                <text:p>9.41130277260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10.5203668280174">
                <text:p>10.5203668280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.4096847202062">
                <text:p>11.4096847202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1.4116588765458">
                <text:p>11.4116588765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.6327464519921">
                <text:p>13.6327464519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4.7744174292355">
                <text:p>14.7744174292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.6967053970751">
                <text:p>14.6967053970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5.8746586602858">
                <text:p>15.8746586602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7.5008846393872">
                <text:p>17.5008846393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9" style:family="chart">
      <style:text-properties fo:color="#000000" style:text-position="0% 100%" fo:font-family="Calibri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019cm" svg:height="4.484cm" xlink:href=".." xlink:type="simple" chart:class="chart:scatter" chart:style-name="ch1">
        <chart:title svg:x="2.977cm" svg:y="0.224cm" chart:style-name="ch2">
          <text:p>Why vs. Ex</text:p>
        </chart:title>
        <chart:plot-area chart:style-name="ch3" table:cell-range-address="'Help Sheet'.G3:'Help Sheet'.H27 'Help Sheet'.H1:'Help Sheet'.H2" chart:data-source-has-labels="row" svg:x="0.556cm" svg:y="0.647cm" svg:width="7.746cm" svg:height="3.426cm">
          <chartooo:coordinate-region svg:x="0.729cm" svg:y="0.873cm" svg:width="7.465cm" svg:height="2.65cm"/>
          <chart:axis chart:dimension="x" chart:name="primary-x" chart:style-name="ch4">
            <chart:title svg:x="3.558cm" svg:y="3.822cm" chart:style-name="ch5">
              <text:p>x (units)</text:p>
            </chart:title>
          </chart:axis>
          <chart:axis chart:dimension="y" chart:name="primary-y" chart:style-name="ch4">
            <chart:title svg:x="0.001cm" svg:y="2.029cm" chart:style-name="ch5">
              <text:p>y (stinu)</text:p>
            </chart:title>
            <chart:grid chart:style-name="ch6" chart:class="major"/>
          </chart:axis>
          <chart:series chart:style-name="ch7" chart:values-cell-range-address="'Help Sheet'.H3:'Help Sheet'.H27" chart:label-cell-address="'Help Sheet'.H1:'Help Sheet'.H2" chart:class="chart:scatter">
            <chart:domain table:cell-range-address="'Help Sheet'.G3:'Help Sheet'.G27"/>
            <chart:regression-curve chart:style-name="ch8">
              <chart:equation chart:display-equation="true" chart:display-r-square="true" chart:style-name="ch9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 (stinu)</text:p>
                <text:list>
                  <text:list-item>
                    <text:p>y</text:p>
                  </text:list-item>
                  <text:list-item>
                    <text:p>(stinu)</text:p>
                  </text:list-item>
                </text:list>
                <draw:g>
                  <svg:desc>'Help Sheet'.H1:'Help Sheet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">
                <text:p>-7</text:p>
                <draw:g>
                  <svg:desc>'Help Sheet'.G3:'Help Sheet'.G27</svg:desc>
                </draw:g>
              </table:table-cell>
              <table:table-cell office:value-type="float" office:value="4.03709502622799">
                <text:p>4.03709502622799</text:p>
                <draw:g>
                  <svg:desc>'Help Sheet'.H3:'Help Sheet'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4.877420588412">
                <text:p>4.877420588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5.70184266036242">
                <text:p>5.70184266036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7.00474655078835">
                <text:p>7.00474655078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7.55617500407509">
                <text:p>7.55617500407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9.41130277260992">
                <text:p>9.41130277260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10.5203668280174">
                <text:p>10.5203668280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.4096847202062">
                <text:p>11.4096847202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1.4116588765458">
                <text:p>11.4116588765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.6327464519921">
                <text:p>13.6327464519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4.7744174292355">
                <text:p>14.7744174292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.6967053970751">
                <text:p>14.6967053970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5.8746586602858">
                <text:p>15.8746586602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7.5008846393872">
                <text:p>17.5008846393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9" style:family="chart">
      <style:text-properties fo:color="#000000" style:text-position="0% 100%" fo:font-family="Calibri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019cm" svg:height="4.484cm" xlink:href=".." xlink:type="simple" chart:class="chart:scatter" chart:style-name="ch1">
        <chart:title svg:x="2.977cm" svg:y="0.224cm" chart:style-name="ch2">
          <text:p>Why vs. Ex</text:p>
        </chart:title>
        <chart:plot-area chart:style-name="ch3" table:cell-range-address="'Help Sheet'.G3:'Help Sheet'.H27 'Help Sheet'.H1:'Help Sheet'.H2" chart:data-source-has-labels="row" svg:x="0.556cm" svg:y="0.647cm" svg:width="7.746cm" svg:height="3.426cm">
          <chartooo:coordinate-region svg:x="0.729cm" svg:y="0.873cm" svg:width="7.465cm" svg:height="2.65cm"/>
          <chart:axis chart:dimension="x" chart:name="primary-x" chart:style-name="ch4">
            <chart:title svg:x="3.558cm" svg:y="3.822cm" chart:style-name="ch5">
              <text:p>x (units)</text:p>
            </chart:title>
          </chart:axis>
          <chart:axis chart:dimension="y" chart:name="primary-y" chart:style-name="ch4">
            <chart:title svg:x="0.001cm" svg:y="2.029cm" chart:style-name="ch5">
              <text:p>y (stinu)</text:p>
            </chart:title>
            <chart:grid chart:style-name="ch6" chart:class="major"/>
          </chart:axis>
          <chart:series chart:style-name="ch7" chart:values-cell-range-address="'Help Sheet'.H3:'Help Sheet'.H27" chart:label-cell-address="'Help Sheet'.H1:'Help Sheet'.H2" chart:class="chart:scatter">
            <chart:domain table:cell-range-address="'Help Sheet'.G3:'Help Sheet'.G27"/>
            <chart:regression-curve chart:style-name="ch8">
              <chart:equation chart:display-equation="true" chart:display-r-square="true" chart:style-name="ch9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 (stinu)</text:p>
                <text:list>
                  <text:list-item>
                    <text:p>y</text:p>
                  </text:list-item>
                  <text:list-item>
                    <text:p>(stinu)</text:p>
                  </text:list-item>
                </text:list>
                <draw:g>
                  <svg:desc>'Help Sheet'.H1:'Help Sheet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">
                <text:p>-7</text:p>
                <draw:g>
                  <svg:desc>'Help Sheet'.G3:'Help Sheet'.G27</svg:desc>
                </draw:g>
              </table:table-cell>
              <table:table-cell office:value-type="float" office:value="4.03709502622799">
                <text:p>4.03709502622799</text:p>
                <draw:g>
                  <svg:desc>'Help Sheet'.H3:'Help Sheet'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4.877420588412">
                <text:p>4.877420588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5.70184266036242">
                <text:p>5.70184266036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7.00474655078835">
                <text:p>7.00474655078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7.55617500407509">
                <text:p>7.55617500407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9.41130277260992">
                <text:p>9.41130277260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10.5203668280174">
                <text:p>10.5203668280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.4096847202062">
                <text:p>11.4096847202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1.4116588765458">
                <text:p>11.4116588765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.6327464519921">
                <text:p>13.6327464519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4.7744174292355">
                <text:p>14.7744174292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.6967053970751">
                <text:p>14.6967053970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5.8746586602858">
                <text:p>15.8746586602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7.5008846393872">
                <text:p>17.5008846393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9" style:family="chart">
      <style:text-properties fo:color="#000000" style:text-position="0% 100%" fo:font-family="Calibri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565cm" svg:height="4.603cm" xlink:href=".." xlink:type="simple" chart:class="chart:scatter" chart:style-name="ch1">
        <chart:title svg:x="3.25cm" svg:y="0.227cm" chart:style-name="ch2">
          <text:p>Ex vs. Why</text:p>
        </chart:title>
        <chart:plot-area chart:style-name="ch3" table:cell-range-address="'Help Sheet'.H1:'Help Sheet'.H16 'Help Sheet'.G3:'Help Sheet'.G16" chart:data-source-has-labels="row" svg:x="0.112cm" svg:y="0.67cm" svg:width="8.74cm" svg:height="3.171cm">
          <chartooo:coordinate-region svg:x="0.769cm" svg:y="0.896cm" svg:width="7.87cm" svg:height="2.72cm"/>
          <chart:axis chart:dimension="x" chart:name="primary-x" chart:style-name="ch4">
            <chart:title svg:x="2.873cm" svg:y="3.453cm" chart:style-name="ch2">
              <text:p>y (stinu)</text:p>
            </chart:title>
          </chart:axis>
          <chart:axis chart:dimension="y" chart:name="primary-y" chart:style-name="ch4">
            <chart:title svg:x="0.001cm" svg:y="1.924cm" chart:style-name="ch5">
              <text:p>x (units)</text:p>
            </chart:title>
            <chart:grid chart:style-name="ch6" chart:class="major"/>
          </chart:axis>
          <chart:series chart:style-name="ch7" chart:values-cell-range-address="'Help Sheet'.G3:'Help Sheet'.G16" chart:label-cell-address="'Help Sheet'.H1:'Help Sheet'.H2" chart:class="chart:scatter">
            <chart:domain table:cell-range-address="'Help Sheet'.H3:'Help Sheet'.H16"/>
            <chart:regression-curve chart:style-name="ch8">
              <chart:equation chart:display-equation="true" chart:display-r-square="true" chart:style-name="ch9"/>
            </chart:regression-curve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y (stinu)</text:p>
                <text:list>
                  <text:list-item>
                    <text:p>y</text:p>
                  </text:list-item>
                  <text:list-item>
                    <text:p>(stinu)</text:p>
                  </text:list-item>
                </text:list>
                <draw:g>
                  <svg:desc>'Help Sheet'.H1:'Help Sheet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3709502622799">
                <text:p>4.03709502622799</text:p>
                <draw:g>
                  <svg:desc>'Help Sheet'.H3:'Help Sheet'.H16</svg:desc>
                </draw:g>
              </table:table-cell>
              <table:table-cell office:value-type="float" office:value="-7">
                <text:p>-7</text:p>
                <draw:g>
                  <svg:desc>'Help Sheet'.G3:'Help Sheet'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77420588412">
                <text:p>4.8774205884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0184266036242">
                <text:p>5.7018426603624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0474655078835">
                <text:p>7.0047465507883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5617500407509">
                <text:p>7.5561750040750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41130277260992">
                <text:p>9.411302772609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203668280174">
                <text:p>10.52036682801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096847202062">
                <text:p>11.409684720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116588765458">
                <text:p>11.4116588765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327464519921">
                <text:p>13.6327464519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744174292355">
                <text:p>14.7744174292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6967053970751">
                <text:p>14.69670539707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746586602858">
                <text:p>15.87465866028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5008846393872">
                <text:p>17.500884639387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10" style:family="chart">
      <style:text-properties fo:color="#000000" style:text-position="0% 100%" fo:font-family="Calibri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539cm" svg:height="6.668cm" xlink:href="." xlink:type="simple" chart:class="chart:scatter" chart:style-name="ch1">
        <chart:title svg:x="4.242cm" svg:y="0.268cm" chart:style-name="ch2">
          <text:p>Why and You vs. Ex</text:p>
        </chart:title>
        <chart:legend svg:x="11.014cm" svg:y="2.038cm" style:legend-expansion="custom" chartooo:width="4.447cm" chartooo:height="2.552cm" style:legend-expansion-aspect-ratio="1.74255485893417" chart:style-name="ch3"/>
        <chart:plot-area chart:style-name="ch4" chart:data-source-has-labels="both" svg:x="0.959cm" svg:y="1.073cm" svg:width="10.337cm" svg:height="4.391cm">
          <chartooo:coordinate-region svg:x="1.131cm" svg:y="1.299cm" svg:width="10.057cm" svg:height="3.94cm"/>
          <chart:axis chart:dimension="x" chart:name="primary-x" chart:style-name="ch5" chartooo:axis-type="auto">
            <chart:title svg:x="5.256cm" svg:y="5.597cm" chart:style-name="ch6">
              <text:p>x (units)</text:p>
            </chart:title>
            <chart:categories table:cell-range-address="local-table.$A$2:.$A$26"/>
          </chart:axis>
          <chart:axis chart:dimension="y" chart:name="primary-y" chart:style-name="ch5">
            <chart:title svg:x="0cm" svg:y="2.937cm" chart:style-name="ch6">
              <text:p>y and u (stinu)</text:p>
            </chart:title>
            <chart:grid chart:style-name="ch7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equation="true" chart:display-r-square="true" chart:style-name="ch10"/>
            </chart:regression-curve>
            <chart:data-point chart:repeated="25"/>
          </chart:series>
          <chart:series chart:style-name="ch8" chart:values-cell-range-address="local-table.$E$2:.$E$26" chart:label-cell-address="local-table.$E$1" chart:class="chart:scatter">
            <chart:domain table:cell-range-address="local-table.$D$2:.$D$26"/>
            <chart:regression-curve chart:style-name="ch9">
              <chart:equation chart:display-equation="true" chart:display-r-square="true" chart:style-name="ch10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hy vs. Ex</text:p>
              </table:table-cell>
              <table:table-cell office:value-type="string">
                <text:p/>
              </table:table-cell>
              <table:table-cell office:value-type="string">
                <text:p>Why vs. Yo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4.03709502622799">
                <text:p>4.03709502622799</text:p>
              </table:table-cell>
              <table:table-cell office:value-type="float" office:value="-2">
                <text:p>-2</text:p>
              </table:table-cell>
              <table:table-cell office:value-type="float" office:value="2.10167539377184">
                <text:p>2.101675393771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4.877420588412">
                <text:p>4.877420588412</text:p>
              </table:table-cell>
              <table:table-cell office:value-type="float" office:value="-1">
                <text:p>-1</text:p>
              </table:table-cell>
              <table:table-cell office:value-type="float" office:value="0.840313490293608">
                <text:p>0.840313490293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5.70184266036242">
                <text:p>5.70184266036242</text:p>
              </table:table-cell>
              <table:table-cell office:value-type="float" office:value="0">
                <text:p>0</text:p>
              </table:table-cell>
              <table:table-cell office:value-type="float" office:value="0.244560251817188">
                <text:p>0.244560251817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7.00474655078835">
                <text:p>7.00474655078835</text:p>
              </table:table-cell>
              <table:table-cell office:value-type="float" office:value="1">
                <text:p>1</text:p>
              </table:table-cell>
              <table:table-cell office:value-type="float" office:value="-1.62911206090121">
                <text:p>-1.62911206090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7.55617500407509">
                <text:p>7.55617500407509</text:p>
              </table:table-cell>
              <table:table-cell office:value-type="float" office:value="2">
                <text:p>2</text:p>
              </table:table-cell>
              <table:table-cell office:value-type="float" office:value="-1.99416063985531">
                <text:p>-1.99416063985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9.41130277260992">
                <text:p>9.4113027726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10.5203668280174">
                <text:p>10.520366828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.4096847202062">
                <text:p>11.409684720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1.4116588765458">
                <text:p>11.411658876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.6327464519921">
                <text:p>13.6327464519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4.7744174292355">
                <text:p>14.774417429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.6967053970751">
                <text:p>14.696705397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5.8746586602858">
                <text:p>15.874658660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7.5008846393872">
                <text:p>17.500884639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10" style:family="chart">
      <style:text-properties fo:color="#000000" style:text-position="0% 100%" fo:font-family="Calibri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124cm" svg:height="6.668cm" xlink:href="." xlink:type="simple" chart:class="chart:scatter" chart:style-name="ch1">
        <chart:title svg:x="4.035cm" svg:y="0.268cm" chart:style-name="ch2">
          <text:p>Why and You vs. Ex</text:p>
        </chart:title>
        <chart:legend svg:x="10.681cm" svg:y="2.004cm" style:legend-expansion="custom" chartooo:width="4.328cm" chartooo:height="2.552cm" style:legend-expansion-aspect-ratio="1.69592476489028" chart:style-name="ch3"/>
        <chart:plot-area chart:style-name="ch4" chart:data-source-has-labels="both" svg:x="0.929cm" svg:y="1.073cm" svg:width="10.068cm" svg:height="4.391cm">
          <chartooo:coordinate-region svg:x="1.101cm" svg:y="1.299cm" svg:width="9.788cm" svg:height="3.94cm"/>
          <chart:axis chart:dimension="x" chart:name="primary-x" chart:style-name="ch5" chartooo:axis-type="auto">
            <chart:title svg:x="5.092cm" svg:y="5.597cm" chart:style-name="ch6">
              <text:p>x (units)</text:p>
            </chart:title>
            <chart:categories table:cell-range-address="local-table.$A$2:.$A$26"/>
          </chart:axis>
          <chart:axis chart:dimension="y" chart:name="primary-y" chart:style-name="ch5">
            <chart:title svg:x="0cm" svg:y="2.937cm" chart:style-name="ch6">
              <text:p>y and u (stinu)</text:p>
            </chart:title>
            <chart:grid chart:style-name="ch7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equation="true" chart:display-r-square="true" chart:style-name="ch10"/>
            </chart:regression-curve>
            <chart:data-point chart:repeated="25"/>
          </chart:series>
          <chart:series chart:style-name="ch8" chart:values-cell-range-address="local-table.$E$2:.$E$26" chart:label-cell-address="local-table.$E$1" chart:class="chart:scatter">
            <chart:domain table:cell-range-address="local-table.$D$2:.$D$26"/>
            <chart:regression-curve chart:style-name="ch9">
              <chart:equation chart:display-equation="true" chart:display-r-square="true" chart:style-name="ch10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hy vs. Ex</text:p>
              </table:table-cell>
              <table:table-cell office:value-type="string">
                <text:p/>
              </table:table-cell>
              <table:table-cell office:value-type="string">
                <text:p>Why vs. Yo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4.03709502622799">
                <text:p>4.03709502622799</text:p>
              </table:table-cell>
              <table:table-cell office:value-type="float" office:value="-2">
                <text:p>-2</text:p>
              </table:table-cell>
              <table:table-cell office:value-type="float" office:value="2.10167539377184">
                <text:p>2.101675393771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4.877420588412">
                <text:p>4.877420588412</text:p>
              </table:table-cell>
              <table:table-cell office:value-type="float" office:value="-1">
                <text:p>-1</text:p>
              </table:table-cell>
              <table:table-cell office:value-type="float" office:value="0.840313490293608">
                <text:p>0.840313490293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5.70184266036242">
                <text:p>5.70184266036242</text:p>
              </table:table-cell>
              <table:table-cell office:value-type="float" office:value="0">
                <text:p>0</text:p>
              </table:table-cell>
              <table:table-cell office:value-type="float" office:value="0.244560251817188">
                <text:p>0.244560251817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7.00474655078835">
                <text:p>7.00474655078835</text:p>
              </table:table-cell>
              <table:table-cell office:value-type="float" office:value="1">
                <text:p>1</text:p>
              </table:table-cell>
              <table:table-cell office:value-type="float" office:value="-1.62911206090121">
                <text:p>-1.62911206090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7.55617500407509">
                <text:p>7.55617500407509</text:p>
              </table:table-cell>
              <table:table-cell office:value-type="float" office:value="2">
                <text:p>2</text:p>
              </table:table-cell>
              <table:table-cell office:value-type="float" office:value="-1.99416063985531">
                <text:p>-1.99416063985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9.41130277260992">
                <text:p>9.4113027726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10.5203668280174">
                <text:p>10.520366828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.4096847202062">
                <text:p>11.409684720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1.4116588765458">
                <text:p>11.411658876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.6327464519921">
                <text:p>13.6327464519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4.7744174292355">
                <text:p>14.774417429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.6967053970751">
                <text:p>14.696705397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5.8746586602858">
                <text:p>15.874658660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7.5008846393872">
                <text:p>17.500884639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